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0.6374in"/>
    </style:style>
    <style:style style:name="co9" style:family="table-column">
      <style:table-column-properties fo:break-before="auto" style:column-width="1.2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g_time(Orden,Tiempo)" table:style-name="ta1">
        <table:shapes>
          <draw:frame draw:z-index="0" draw:style-name="gr1" draw:text-style-name="P1" svg:width="8.6122in" svg:height="4.8441in" svg:x="6.6933in" svg:y="0.2173in">
            <draw:object draw:notify-on-update-of-ranges="'avg_time(Orden,Tiempo)'.A1:'avg_time(Orden,Tiempo)'.A1 'avg_time(Orden,Tiempo)'.A2:'avg_time(Orden,Tiempo)'.A5 'avg_time(Orden,Tiempo)'.B1:'avg_time(Orden,Tiempo)'.B1 'avg_time(Orden,Tiempo)'.B2:'avg_time(Orden,Tiempo)'.B5 'avg_time(Orden,Tiempo)'.C1:'avg_time(Orden,Tiempo)'.C1 'avg_time(Orden,Tiempo)'.C2:'avg_time(Orden,Tiempo)'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7476in" svg:height="5.4827in" svg:x="4.2988in" svg:y="5.3732in">
            <draw:object draw:notify-on-update-of-ranges="'avg_time(Orden,Tiempo)'.A1:'avg_time(Orden,Tiempo)'.A1 'avg_time(Orden,Tiempo)'.A2:'avg_time(Orden,Tiempo)'.A5 'avg_time(Orden,Tiempo)'.B1:'avg_time(Orden,Tiempo)'.B1 'avg_time(Orden,Tiempo)'.B2:'avg_time(Orden,Tiempo)'.B5 'avg_time(Orden,Tiempo)'.C1:'avg_time(Orden,Tiempo)'.C1 'avg_time(Orden,Tiempo)'.C2:'avg_time(Orden,Tiempo)'.C5 'avg_time(Orden,Tiempo)'.D1:'avg_time(Orden,Tiempo)'.D1 'avg_time(Orden,Tiempo)'.D2:'avg_time(Orden,Tiempo)'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den del grafo</text:p>
          </table:table-cell>
          <table:table-cell office:value-type="string" calcext:value-type="string">
            <text:p>K=2</text:p>
          </table:table-cell>
          <table:table-cell office:value-type="string" calcext:value-type="string">
            <text:p>K=4</text:p>
          </table:table-cell>
          <table:table-cell office:value-type="string" calcext:value-type="string">
            <text:p>K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647" calcext:value-type="float">
            <text:p>0.0000647</text:p>
          </table:table-cell>
          <table:table-cell office:value-type="float" office:value="0.00006845" calcext:value-type="float">
            <text:p>0.000068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808" calcext:value-type="float">
            <text:p>0.0000808</text:p>
          </table:table-cell>
          <table:table-cell office:value-type="float" office:value="0.00016985" calcext:value-type="float">
            <text:p>0.00016985</text:p>
          </table:table-cell>
          <table:table-cell office:value-type="float" office:value="0.00044065" calcext:value-type="float">
            <text:p>0.000440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841" calcext:value-type="float">
            <text:p>0.0000841</text:p>
          </table:table-cell>
          <table:table-cell office:value-type="float" office:value="0.00008715" calcext:value-type="float">
            <text:p>0.0000871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235" calcext:value-type="float">
            <text:p>0.00023235</text:p>
          </table:table-cell>
          <table:table-cell office:value-type="float" office:value="0.0014068" calcext:value-type="float">
            <text:p>0.0014068</text:p>
          </table:table-cell>
          <table:table-cell/>
        </table:table-row>
      </table:table>
      <table:table table:name="g5k2_tim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(segundos)</text:p>
          </table:table-cell>
          <table:table-cell table:formula="of:=AVERAGE([.B2:.B21])" office:value-type="float" office:value="0.0000647" calcext:value-type="float">
            <text:p>0.0000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59" calcext:value-type="float">
            <text:p>0.0000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08" calcext:value-type="float">
            <text:p>0.0001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04" calcext:value-type="float">
            <text:p>0.0001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54" calcext:value-type="float">
            <text:p>0.0000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6" calcext:value-type="float">
            <text:p>0.000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1" calcext:value-type="float">
            <text:p>0.00005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6" calcext:value-type="float">
            <text:p>0.00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58" calcext:value-type="float">
            <text:p>0.0000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5" calcext:value-type="float">
            <text:p>0.000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59" calcext:value-type="float">
            <text:p>0.0000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59" calcext:value-type="float">
            <text:p>0.00005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91" calcext:value-type="float">
            <text:p>0.0000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61" calcext:value-type="float">
            <text:p>0.00006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56" calcext:value-type="float">
            <text:p>0.0000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59" calcext:value-type="float">
            <text:p>0.00005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63" calcext:value-type="float">
            <text:p>0.00006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7" calcext:value-type="float">
            <text:p>0.000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58" calcext:value-type="float">
            <text:p>0.0000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53" calcext:value-type="float">
            <text:p>0.0000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61" calcext:value-type="float">
            <text:p>0.000061</text:p>
          </table:table-cell>
          <table:table-cell/>
        </table:table-row>
      </table:table>
      <table:table table:name="g5k4_times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(segundos)</text:p>
          </table:table-cell>
          <table:table-cell table:formula="of:=AVERAGE([.B2:.B21])" office:value-type="float" office:value="0.00006845" calcext:value-type="float">
            <text:p>0.00006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7" calcext:value-type="float">
            <text:p>0.000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66" calcext:value-type="float">
            <text:p>0.0000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53" calcext:value-type="float">
            <text:p>0.0000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55" calcext:value-type="float">
            <text:p>0.0000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56" calcext:value-type="float">
            <text:p>0.0000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68" calcext:value-type="float">
            <text:p>0.0000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91" calcext:value-type="float">
            <text:p>0.00009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71" calcext:value-type="float">
            <text:p>0.0000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53" calcext:value-type="float">
            <text:p>0.0000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73" calcext:value-type="float">
            <text:p>0.00007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12" calcext:value-type="float">
            <text:p>0.0001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64" calcext:value-type="float">
            <text:p>0.0000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51" calcext:value-type="float">
            <text:p>0.00005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64" calcext:value-type="float">
            <text:p>0.0000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72" calcext:value-type="float">
            <text:p>0.0000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86" calcext:value-type="float">
            <text:p>0.0000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64" calcext:value-type="float">
            <text:p>0.0000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52" calcext:value-type="float">
            <text:p>0.0000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91" calcext:value-type="float">
            <text:p>0.00009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57" calcext:value-type="float">
            <text:p>0.000057</text:p>
          </table:table-cell>
          <table:table-cell/>
        </table:table-row>
      </table:table>
      <table:table table:name="g10k2_times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(segundos)</text:p>
          </table:table-cell>
          <table:table-cell table:formula="of:=AVERAGE([.B2:.B21])" office:value-type="float" office:value="0.0000808" calcext:value-type="float">
            <text:p>0.00008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9" calcext:value-type="float">
            <text:p>0.000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08" calcext:value-type="float">
            <text:p>0.0001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59" calcext:value-type="float">
            <text:p>0.0000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17" calcext:value-type="float">
            <text:p>0.0001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79" calcext:value-type="float">
            <text:p>0.0000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86" calcext:value-type="float">
            <text:p>0.00008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75" calcext:value-type="float">
            <text:p>0.0000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6" calcext:value-type="float">
            <text:p>0.000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75" calcext:value-type="float">
            <text:p>0.0000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72" calcext:value-type="float">
            <text:p>0.0000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76" calcext:value-type="float">
            <text:p>0.0000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72" calcext:value-type="float">
            <text:p>0.0000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64" calcext:value-type="float">
            <text:p>0.0000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61" calcext:value-type="float">
            <text:p>0.00006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02" calcext:value-type="float">
            <text:p>0.00010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3" calcext:value-type="float">
            <text:p>0.000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86" calcext:value-type="float">
            <text:p>0.00008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6" calcext:value-type="float">
            <text:p>0.000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4" calcext:value-type="float">
            <text:p>0.00008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6" calcext:value-type="float">
            <text:p>0.00006</text:p>
          </table:table-cell>
          <table:table-cell/>
        </table:table-row>
      </table:table>
      <table:table table:name="g10k4_times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(segundos)</text:p>
          </table:table-cell>
          <table:table-cell table:formula="of:=AVERAGE([.B2:.B21])" office:value-type="float" office:value="0.00016985" calcext:value-type="float">
            <text:p>0.00016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.000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56" calcext:value-type="float">
            <text:p>0.0001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51" calcext:value-type="float">
            <text:p>0.0001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26" calcext:value-type="float">
            <text:p>0.0001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26" calcext:value-type="float">
            <text:p>0.0001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28" calcext:value-type="float">
            <text:p>0.0001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16" calcext:value-type="float">
            <text:p>0.0002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37" calcext:value-type="float">
            <text:p>0.0002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16" calcext:value-type="float">
            <text:p>0.0001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26" calcext:value-type="float">
            <text:p>0.0003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67" calcext:value-type="float">
            <text:p>0.0001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78" calcext:value-type="float">
            <text:p>0.00017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45" calcext:value-type="float">
            <text:p>0.0001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45" calcext:value-type="float">
            <text:p>0.0001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62" calcext:value-type="float">
            <text:p>0.00016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44" calcext:value-type="float">
            <text:p>0.0002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44" calcext:value-type="float">
            <text:p>0.0001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57" calcext:value-type="float">
            <text:p>0.00015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43" calcext:value-type="float">
            <text:p>0.000143</text:p>
          </table:table-cell>
          <table:table-cell/>
        </table:table-row>
      </table:table>
      <table:table table:name="g15k2_times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(segundos)</text:p>
          </table:table-cell>
          <table:table-cell table:formula="of:=AVERAGE([.B2:.B21])" office:value-type="float" office:value="0.0000841" calcext:value-type="float">
            <text:p>0.0000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67" calcext:value-type="float">
            <text:p>0.0000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88" calcext:value-type="float">
            <text:p>0.0000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14" calcext:value-type="float">
            <text:p>0.0001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33" calcext:value-type="float">
            <text:p>0.0001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87" calcext:value-type="float">
            <text:p>0.0000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01" calcext:value-type="float">
            <text:p>0.0001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83" calcext:value-type="float">
            <text:p>0.0000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06" calcext:value-type="float">
            <text:p>0.0001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69" calcext:value-type="float">
            <text:p>0.0000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68" calcext:value-type="float">
            <text:p>0.0000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65" calcext:value-type="float">
            <text:p>0.0000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88" calcext:value-type="float">
            <text:p>0.00008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7" calcext:value-type="float">
            <text:p>0.000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59" calcext:value-type="float">
            <text:p>0.0000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77" calcext:value-type="float">
            <text:p>0.0000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31" calcext:value-type="float">
            <text:p>0.00013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62" calcext:value-type="float">
            <text:p>0.00006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76" calcext:value-type="float">
            <text:p>0.00007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62" calcext:value-type="float">
            <text:p>0.0000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76" calcext:value-type="float">
            <text:p>0.000076</text:p>
          </table:table-cell>
          <table:table-cell/>
        </table:table-row>
      </table:table>
      <table:table table:name="g15k4_times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(segundos)</text:p>
          </table:table-cell>
          <table:table-cell table:formula="of:=AVERAGE([.B2:.B21])" office:value-type="float" office:value="0.00008715" calcext:value-type="float">
            <text:p>0.00008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98" calcext:value-type="float">
            <text:p>0.0000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92" calcext:value-type="float">
            <text:p>0.0000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93" calcext:value-type="float">
            <text:p>0.0000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73" calcext:value-type="float">
            <text:p>0.0000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39" calcext:value-type="float">
            <text:p>0.0001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93" calcext:value-type="float">
            <text:p>0.0000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39" calcext:value-type="float">
            <text:p>0.0001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8" calcext:value-type="float">
            <text:p>0.00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78" calcext:value-type="float">
            <text:p>0.0000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99" calcext:value-type="float">
            <text:p>0.0000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74" calcext:value-type="float">
            <text:p>0.00007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68" calcext:value-type="float">
            <text:p>0.00006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75" calcext:value-type="float">
            <text:p>0.0000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67" calcext:value-type="float">
            <text:p>0.0000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84" calcext:value-type="float">
            <text:p>0.0000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09" calcext:value-type="float">
            <text:p>0.0001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67" calcext:value-type="float">
            <text:p>0.0000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67" calcext:value-type="float">
            <text:p>0.00006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72" calcext:value-type="float">
            <text:p>0.0000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76" calcext:value-type="float">
            <text:p>0.000076</text:p>
          </table:table-cell>
          <table:table-cell/>
        </table:table-row>
      </table:table>
      <table:table table:name="g20k2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(segundos)</text:p>
          </table:table-cell>
          <table:table-cell table:formula="of:=AVERAGE([.B2:.B21])" office:value-type="float" office:value="0.00023235" calcext:value-type="float">
            <text:p>0.00023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08" calcext:value-type="float">
            <text:p>0.0002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324" calcext:value-type="float">
            <text:p>0.0003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16" calcext:value-type="float">
            <text:p>0.0003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43" calcext:value-type="float">
            <text:p>0.0001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376" calcext:value-type="float">
            <text:p>0.0003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78" calcext:value-type="float">
            <text:p>0.0001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53" calcext:value-type="float">
            <text:p>0.00015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33" calcext:value-type="float">
            <text:p>0.0004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91" calcext:value-type="float">
            <text:p>0.0001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06" calcext:value-type="float">
            <text:p>0.0002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54" calcext:value-type="float">
            <text:p>0.00025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98" calcext:value-type="float">
            <text:p>0.00019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44" calcext:value-type="float">
            <text:p>0.0001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79" calcext:value-type="float">
            <text:p>0.0001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77" calcext:value-type="float">
            <text:p>0.0001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22" calcext:value-type="float">
            <text:p>0.0003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47" calcext:value-type="float">
            <text:p>0.0001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18" calcext:value-type="float">
            <text:p>0.00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14" calcext:value-type="float">
            <text:p>0.00031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04" calcext:value-type="float">
            <text:p>0.000204</text:p>
          </table:table-cell>
          <table:table-cell/>
        </table:table-row>
      </table:table>
      <table:table table:name="g20k4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(segundos)</text:p>
          </table:table-cell>
          <table:table-cell table:formula="of:=AVERAGE([.B2:.B21])" office:value-type="float" office:value="0.0014068" calcext:value-type="float">
            <text:p>0.0014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53" calcext:value-type="float">
            <text:p>0.0012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" calcext:value-type="float">
            <text:p>0.00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451" calcext:value-type="float">
            <text:p>0.0014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919" calcext:value-type="float">
            <text:p>0.0019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122" calcext:value-type="float">
            <text:p>0.0011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664" calcext:value-type="float">
            <text:p>0.0016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26" calcext:value-type="float">
            <text:p>0.0011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626" calcext:value-type="float">
            <text:p>0.00162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18" calcext:value-type="float">
            <text:p>0.002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937" calcext:value-type="float">
            <text:p>0.0019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209" calcext:value-type="float">
            <text:p>0.0012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342" calcext:value-type="float">
            <text:p>0.0013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173" calcext:value-type="float">
            <text:p>0.00117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168" calcext:value-type="float">
            <text:p>0.0011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162" calcext:value-type="float">
            <text:p>0.00116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37" calcext:value-type="float">
            <text:p>0.001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192" calcext:value-type="float">
            <text:p>0.00119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38" calcext:value-type="float">
            <text:p>0.0013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318" calcext:value-type="float">
            <text:p>0.0013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144" calcext:value-type="float">
            <text:p>0.001144</text:p>
          </table:table-cell>
          <table:table-cell/>
        </table:table-row>
      </table:table>
      <table:table table:name="k10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ción</text:p>
          </table:table-cell>
          <table:table-cell office:value-type="string" calcext:value-type="string">
            <text:p>Tiempo (segundos)</text:p>
          </table:table-cell>
          <table:table-cell table:formula="of:=AVERAGE([.B2:.B21])" office:value-type="float" office:value="0.00044065" calcext:value-type="float">
            <text:p>0.00044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457" calcext:value-type="float">
            <text:p>0.0004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417" calcext:value-type="float">
            <text:p>0.0004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31" calcext:value-type="float">
            <text:p>0.0003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474" calcext:value-type="float">
            <text:p>0.0004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51" calcext:value-type="float">
            <text:p>0.000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421" calcext:value-type="float">
            <text:p>0.0004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546" calcext:value-type="float">
            <text:p>0.0005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421" calcext:value-type="float">
            <text:p>0.0004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71" calcext:value-type="float">
            <text:p>0.0004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49" calcext:value-type="float">
            <text:p>0.00044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313" calcext:value-type="float">
            <text:p>0.0003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591" calcext:value-type="float">
            <text:p>0.0005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484" calcext:value-type="float">
            <text:p>0.0004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46" calcext:value-type="float">
            <text:p>0.00034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81" calcext:value-type="float">
            <text:p>0.00038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652" calcext:value-type="float">
            <text:p>0.000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479" calcext:value-type="float">
            <text:p>0.00047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75" calcext:value-type="float">
            <text:p>0.0003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76" calcext:value-type="float">
            <text:p>0.00037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19" calcext:value-type="float">
            <text:p>0.0003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2:57:33.432358191</dc:date>
    <meta:editing-duration>PT9M</meta:editing-duration>
    <meta:editing-cycles>1</meta:editing-cycles>
    <meta:document-statistic meta:table-count="10" meta:cell-count="404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76cm" svg:height="12.305cm" xlink:href=".." xlink:type="simple" chart:class="chart:bar" chart:style-name="ch1">
        <chart:title svg:x="4.743cm" svg:y="0.382cm" chart:style-name="ch2">
          <text:p>Tiempos de ejecución según orden y conectividad de un grafo</text:p>
        </chart:title>
        <chart:legend chart:legend-position="end" svg:x="20.486cm" svg:y="5.604cm" style:legend-expansion="high" chart:style-name="ch3"/>
        <chart:plot-area chart:style-name="ch4" table:cell-range-address="'avg_time(Orden,Tiempo)'.A1:'avg_time(Orden,Tiempo)'.C5" chart:data-source-has-labels="both" svg:x="1.448cm" svg:y="1.407cm" svg:width="18.601cm" svg:height="9.671cm">
          <chart:coordinate-region svg:x="2.731cm" svg:y="1.606cm" svg:width="17.318cm" svg:height="8.825cm"/>
          <chart:axis chart:dimension="x" chart:name="primary-x" chart:style-name="ch5" chartooo:axis-type="auto">
            <chartooo:date-scale/>
            <chart:title svg:x="10.241cm" svg:y="11.324cm" chart:style-name="ch6">
              <text:p>Orden</text:p>
            </chart:title>
            <chart:categories table:cell-range-address="'avg_time(Orden,Tiempo)'.A2:'avg_time(Orden,Tiempo)'.A5"/>
          </chart:axis>
          <chart:axis chart:dimension="y" chart:name="primary-y" chart:style-name="ch7">
            <chart:title svg:x="0.451cm" svg:y="7.04cm" chart:style-name="ch8">
              <text:p>Segundos</text:p>
            </chart:title>
            <chart:grid chart:style-name="ch9" chart:class="major"/>
          </chart:axis>
          <chart:series chart:style-name="ch10" chart:values-cell-range-address="'avg_time(Orden,Tiempo)'.B2:'avg_time(Orden,Tiempo)'.B5" chart:label-cell-address="'avg_time(Orden,Tiempo)'.B1:'avg_time(Orden,Tiempo)'.B1" chart:class="chart:bar">
            <chart:data-point chart:repeated="4"/>
          </chart:series>
          <chart:series chart:style-name="ch11" chart:values-cell-range-address="'avg_time(Orden,Tiempo)'.C2:'avg_time(Orden,Tiempo)'.C5" chart:label-cell-address="'avg_time(Orden,Tiempo)'.C1:'avg_time(Orden,Tiempo)'.C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2</text:p>
                <draw:g>
                  <svg:desc>'avg_time(Orden,Tiempo)'.B1:'avg_time(Orden,Tiempo)'.B1</svg:desc>
                </draw:g>
              </table:table-cell>
              <table:table-cell office:value-type="string">
                <text:p>K=4</text:p>
                <draw:g>
                  <svg:desc>'avg_time(Orden,Tiempo)'.C1:'avg_time(Orden,Tiempo)'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avg_time(Orden,Tiempo)'.A2:'avg_time(Orden,Tiempo)'.A5</svg:desc>
                </draw:g>
              </table:table-cell>
              <table:table-cell office:value-type="float" office:value="0.0000647">
                <text:p>0.0000647</text:p>
                <draw:g>
                  <svg:desc>'avg_time(Orden,Tiempo)'.B2:'avg_time(Orden,Tiempo)'.B5</svg:desc>
                </draw:g>
              </table:table-cell>
              <table:table-cell office:value-type="float" office:value="0.00006845">
                <text:p>0.00006845</text:p>
                <draw:g>
                  <svg:desc>'avg_time(Orden,Tiempo)'.C2:'avg_time(Orden,Tiempo)'.C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808">
                <text:p>0.0000808</text:p>
              </table:table-cell>
              <table:table-cell office:value-type="float" office:value="0.00016985">
                <text:p>0.000169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841">
                <text:p>0.0000841</text:p>
              </table:table-cell>
              <table:table-cell office:value-type="float" office:value="0.00008715">
                <text:p>0.000087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23235">
                <text:p>0.00023235</text:p>
              </table:table-cell>
              <table:table-cell office:value-type="float" office:value="0.0014068">
                <text:p>0.0014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6cm" svg:height="13.927cm" xlink:href=".." xlink:type="simple" chart:class="chart:bar" chart:style-name="ch1">
        <chart:title svg:x="6.185cm" svg:y="0.414cm" chart:style-name="ch2">
          <text:p>Tiempos de ejecución según orden y conectividad de un grafo</text:p>
        </chart:title>
        <chart:legend chart:legend-position="end" svg:x="23.37cm" svg:y="6.166cm" style:legend-expansion="high" chart:style-name="ch3"/>
        <chart:plot-area chart:style-name="ch4" table:cell-range-address="'avg_time(Orden,Tiempo)'.A1:'avg_time(Orden,Tiempo)'.D5" chart:data-source-has-labels="both" svg:x="1.506cm" svg:y="1.471cm" svg:width="21.369cm" svg:height="11.197cm">
          <chart:coordinate-region svg:x="2.789cm" svg:y="1.67cm" svg:width="20.086cm" svg:height="10.351cm"/>
          <chart:axis chart:dimension="x" chart:name="primary-x" chart:style-name="ch5" chartooo:axis-type="auto">
            <chartooo:date-scale/>
            <chart:title svg:x="11.683cm" svg:y="12.946cm" chart:style-name="ch6">
              <text:p>Orden</text:p>
            </chart:title>
            <chart:categories table:cell-range-address="'avg_time(Orden,Tiempo)'.A2:'avg_time(Orden,Tiempo)'.A5"/>
          </chart:axis>
          <chart:axis chart:dimension="y" chart:name="primary-y" chart:style-name="ch7">
            <chart:title svg:x="0.451cm" svg:y="7.867cm" chart:style-name="ch8">
              <text:p>Segundos</text:p>
            </chart:title>
            <chart:grid chart:style-name="ch9" chart:class="major"/>
          </chart:axis>
          <chart:series chart:style-name="ch10" chart:values-cell-range-address="'avg_time(Orden,Tiempo)'.B2:'avg_time(Orden,Tiempo)'.B5" chart:label-cell-address="'avg_time(Orden,Tiempo)'.B1:'avg_time(Orden,Tiempo)'.B1" chart:class="chart:bar">
            <chart:data-point chart:repeated="4"/>
          </chart:series>
          <chart:series chart:style-name="ch11" chart:values-cell-range-address="'avg_time(Orden,Tiempo)'.C2:'avg_time(Orden,Tiempo)'.C5" chart:label-cell-address="'avg_time(Orden,Tiempo)'.C1:'avg_time(Orden,Tiempo)'.C1" chart:class="chart:bar">
            <chart:data-point chart:repeated="4"/>
          </chart:series>
          <chart:series chart:style-name="ch12" chart:values-cell-range-address="'avg_time(Orden,Tiempo)'.D2:'avg_time(Orden,Tiempo)'.D5" chart:label-cell-address="'avg_time(Orden,Tiempo)'.D1:'avg_time(Orden,Tiempo)'.D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2</text:p>
                <draw:g>
                  <svg:desc>'avg_time(Orden,Tiempo)'.B1:'avg_time(Orden,Tiempo)'.B1</svg:desc>
                </draw:g>
              </table:table-cell>
              <table:table-cell office:value-type="string">
                <text:p>K=4</text:p>
                <draw:g>
                  <svg:desc>'avg_time(Orden,Tiempo)'.C1:'avg_time(Orden,Tiempo)'.C1</svg:desc>
                </draw:g>
              </table:table-cell>
              <table:table-cell office:value-type="string">
                <text:p>K10</text:p>
                <draw:g>
                  <svg:desc>'avg_time(Orden,Tiempo)'.D1:'avg_time(Orden,Tiempo)'.D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avg_time(Orden,Tiempo)'.A2:'avg_time(Orden,Tiempo)'.A5</svg:desc>
                </draw:g>
              </table:table-cell>
              <table:table-cell office:value-type="float" office:value="0.0000647">
                <text:p>0.0000647</text:p>
                <draw:g>
                  <svg:desc>'avg_time(Orden,Tiempo)'.B2:'avg_time(Orden,Tiempo)'.B5</svg:desc>
                </draw:g>
              </table:table-cell>
              <table:table-cell office:value-type="float" office:value="0.00006845">
                <text:p>0.00006845</text:p>
                <draw:g>
                  <svg:desc>'avg_time(Orden,Tiempo)'.C2:'avg_time(Orden,Tiempo)'.C5</svg:desc>
                </draw:g>
              </table:table-cell>
              <table:table-cell office:value-type="float" office:value="NaN">
                <text:p>NaN</text:p>
                <draw:g>
                  <svg:desc>'avg_time(Orden,Tiempo)'.D2:'avg_time(Orden,Tiempo)'.D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808">
                <text:p>0.0000808</text:p>
              </table:table-cell>
              <table:table-cell office:value-type="float" office:value="0.00016985">
                <text:p>0.00016985</text:p>
              </table:table-cell>
              <table:table-cell office:value-type="float" office:value="0.00044065">
                <text:p>0.000440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841">
                <text:p>0.0000841</text:p>
              </table:table-cell>
              <table:table-cell office:value-type="float" office:value="0.00008715">
                <text:p>0.0000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23235">
                <text:p>0.00023235</text:p>
              </table:table-cell>
              <table:table-cell office:value-type="float" office:value="0.0014068">
                <text:p>0.00140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